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se de données zombie-anarchie</text:h>
      <text:h text:outline-level="2" text:style-name="Heading_2" text:is-list-header="true">Structure de la table user</text:h>
      <table:table table:name="user_structure">
        <table:table-column table:number-columns-repeated="5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Commentaires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seudo</text:p>
          </table:table-cell>
          <table:table-cell office:value-type="string">
            <text:p>varchar(12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entifiant</text:p>
          </table:table-cell>
          <table:table-cell office:value-type="string">
            <text:p>varchar(20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12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il</text:p>
          </table:table-cell>
          <table:table-cell office:value-type="string">
            <text:p>varchar(50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échargement des données de la table user</text:h>
      <table:table table:name="user_structure">
        <table:table-column table:number-columns-repeated="5"/>
        <table:table-row>
          <table:table-cell office:value-type="string">
            <text:p>id</text:p>
          </table:table-cell>
          <table:table-cell office:value-type="string">
            <text:p>pseudo</text:p>
          </table:table-cell>
          <table:table-cell office:value-type="string">
            <text:p>identifiant</text:p>
          </table:table-cell>
          <table:table-cell office:value-type="string">
            <text:p>password</text:p>
          </table:table-cell>
          <table:table-cell office:value-type="string">
            <text:p>mail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orikham</text:p>
          </table:table-cell>
          <table:table-cell office:value-type="string">
            <text:p>dimitri</text:p>
          </table:table-cell>
          <table:table-cell office:value-type="string">
            <text:p>1357913579</text:p>
          </table:table-cell>
          <table:table-cell office:value-type="string">
            <text:p>orikham@hotmail.fr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Bernard</text:p>
          </table:table-cell>
          <table:table-cell office:value-type="string">
            <text:p>bernard</text:p>
          </table:table-cell>
          <table:table-cell office:value-type="string">
            <text:p>0246802468</text:p>
          </table:table-cell>
          <table:table-cell office:value-type="string">
            <text:p>bernard@gmail.com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papou</text:p>
          </table:table-cell>
          <table:table-cell office:value-type="string">
            <text:p>gilberte</text:p>
          </table:table-cell>
          <table:table-cell office:value-type="string">
            <text:p>11111111</text:p>
          </table:table-cell>
          <table:table-cell office:value-type="string">
            <text:p>gilberte@hotmail.fr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jean-euzebe</text:p>
          </table:table-cell>
          <table:table-cell office:value-type="string">
            <text:p>pouah</text:p>
          </table:table-cell>
          <table:table-cell office:value-type="string">
            <text:p>10101010</text:p>
          </table:table-cell>
          <table:table-cell office:value-type="string">
            <text:p>milou@lycos.fr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martin</text:p>
          </table:table-cell>
          <table:table-cell office:value-type="string">
            <text:p>meuh</text:p>
          </table:table-cell>
          <table:table-cell office:value-type="string">
            <text:p>12121212</text:p>
          </table:table-cell>
          <table:table-cell office:value-type="string">
            <text:p>milou@lycos.fr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poulpie</text:p>
          </table:table-cell>
          <table:table-cell office:value-type="string">
            <text:p>eddy</text:p>
          </table:table-cell>
          <table:table-cell office:value-type="string">
            <text:p>eddyeddy</text:p>
          </table:table-cell>
          <table:table-cell office:value-type="string">
            <text:p>eddy@hotmail.fr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2-20T00:21:27+00:00</meta:creation-date>
  </office:meta>
</office:document-meta>
</file>